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mm"/>
    </style:style>
    <style:style style:name="co2" style:family="table-column">
      <style:table-column-properties fo:break-before="auto" style:column-width="59.57mm"/>
    </style:style>
    <style:style style:name="co3" style:family="table-column">
      <style:table-column-properties fo:break-before="auto" style:column-width="81.42mm"/>
    </style:style>
    <style:style style:name="co4" style:family="table-column">
      <style:table-column-properties fo:break-before="auto" style:column-width="51.08mm"/>
    </style:style>
    <style:style style:name="co5" style:family="table-column">
      <style:table-column-properties fo:break-before="auto" style:column-width="76.4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1mm" fo:break-before="auto" style:use-optimal-row-height="false"/>
    </style:style>
    <style:style style:name="ro3" style:family="table-row">
      <style:table-row-properties style:row-height="22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none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" style:family="table-cell" style:parent-style-name="st9l_28_b1z_29_">
      <style:table-cell-properties fo:background-color="#000000" style:text-align-source="fix" style:repeat-content="false" fo:border="none" style:vertical-align="middle"/>
      <style:paragraph-properties fo:text-align="center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st9l_28_b1z_29_">
      <style:table-cell-properties fo:background-color="#000000" fo:border="none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st9l_28_b1z_29_"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st9l_28_b1z_29_">
      <style:text-properties fo:color="#ffffff"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bold" style:font-size-complex="10pt" style:font-weight-complex="bold"/>
    </style:style>
    <style:style style:name="ce13" style:family="table-cell" style:parent-style-name="st9l_28_b1z_29_"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bold" style:font-size-complex="10pt" style:language-complex="none" style:country-complex="none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16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st9l_28_b1z_29_">
      <style:table-cell-properties fo:wrap-option="wrap"/>
      <style:text-properties style:font-name="Cambria" fo:font-size="10pt" style:font-size-asian="10pt" style:font-size-complex="10pt"/>
    </style:style>
    <style:style style:name="ce18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000000" fo:border="0.06pt solid #ffffff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en" style:country-complex="US" style:font-weight-complex="normal"/>
    </style:style>
    <style:style style:name="ce2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6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7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normal" style:font-size-complex="10pt" style:font-weight-complex="normal"/>
    </style:style>
    <style:style style:name="ce28" style:family="table-cell" style:parent-style-name="st9l_28_b1z_29_">
      <style:table-cell-properties fo:background-color="#000000"/>
      <style:text-properties fo:color="#ffffff" style:font-name="Cambria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29" style:family="table-cell" style:parent-style-name="st9l_28_b1z_29_">
      <style:table-cell-properties fo:background-color="#000000"/>
      <style:text-properties fo:color="#ffffff"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0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1" style:family="table-cell" style:parent-style-name="Default"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style:font-name="Cambria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4" table:default-cell-style-name="ce7"/>
        <table:table-column table:style-name="co6" table:number-columns-repeated="3" table:default-cell-style-name="ce31"/>
        <table:table-column table:style-name="co6" table:number-columns-repeated="2" table:default-cell-style-name="ce32"/>
        <table:table-row table:style-name="ro1">
          <table:table-cell table:style-name="ce1"/>
          <table:table-cell table:style-name="ce8" office:value-type="string" calcext:value-type="string">
            <text:p>ipotGz</text:p>
          </table:table-cell>
          <table:table-cell table:style-name="ce14" office:value-type="string" calcext:value-type="string">
            <text:p>kMkluzyM</text:p>
          </table:table-cell>
          <table:table-cell table:style-name="ce8" office:value-type="string" calcext:value-type="string">
            <text:p>GksplikasyM</text:p>
          </table:table-cell>
          <table:table-cell table:style-name="ce8" office:value-type="string" calcext:value-type="string">
            <text:p>ka partikulye</text:p>
          </table:table-cell>
          <table:table-cell table:number-columns-repeated="1019"/>
        </table:table-row>
        <table:table-row table:style-name="ro2">
          <table:table-cell table:style-name="ce2" table:number-columns-spanned="1" table:number-rows-spanned="65"/>
          <table:table-cell table:style-name="ce9">
            <draw:frame table:end-cell-address="Feuille1.B2" table:end-x="27.95mm" table:end-y="8.78mm" draw:z-index="0" draw:style-name="gr1" draw:text-style-name="P1" svg:width="14.29mm" svg:height="5.3mm" svg:x="13.66mm" svg:y="3.48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5">
            <draw:frame table:end-cell-address="Feuille1.C2" table:end-x="53.83mm" table:end-y="13.2mm" draw:z-index="1" draw:style-name="gr1" draw:text-style-name="P1" svg:width="35.99mm" svg:height="10.03mm" svg:x="17.84mm" svg:y="3.17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3">
          <table:covered-table-cell table:style-name="ce2"/>
          <table:table-cell table:style-name="ce9">
            <draw:frame table:end-cell-address="Feuille1.B3" table:end-x="47.41mm" table:end-y="13.25mm" draw:z-index="3" draw:style-name="gr1" draw:text-style-name="P1" svg:width="39.95mm" svg:height="4.96mm" svg:x="7.46mm" svg:y="8.29m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6">
            <draw:frame table:end-cell-address="Feuille1.C3" table:end-x="62.5mm" table:end-y="15.42mm" draw:z-index="2" draw:style-name="gr1" draw:text-style-name="P1" svg:width="43.97mm" svg:height="11.62mm" svg:x="18.53mm" svg:y="3.8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6" office:value-type="string" calcext:value-type="string">
            <text:p>binDm|nwHtDn jeneralize</text:p>
          </table:table-cell>
          <table:table-cell table:style-name="ce16">
            <draw:frame table:end-cell-address="Feuille1.E3" table:end-x="60.19mm" table:end-y="18.03mm" draw:z-index="4" draw:style-name="gr1" draw:text-style-name="P1" svg:width="44.17mm" svg:height="12.08mm" svg:x="16.02mm" svg:y="5.95m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4" table:number-columns-repeated="1009"/>
          <table:table-cell table:number-columns-repeated="10"/>
        </table:table-row>
        <table:table-row table:style-name="ro1">
          <table:covered-table-cell table:style-name="ce2"/>
          <table:table-cell table:style-name="ce9"/>
          <table:table-cell table:style-name="ce17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6"/>
          <table:table-cell table:style-name="ce27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6"/>
          <table:table-cell table:style-name="ce27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8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3"/>
          <table:table-cell table:style-name="ce9"/>
          <table:table-cell table:style-name="ce19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20"/>
          <table:table-cell table:style-name="ce21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21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0"/>
          <table:table-cell table:style-name="ce20"/>
          <table:table-cell table:style-name="ce28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 table:number-columns-repeated="2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 table:number-columns-repeated="2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 table:number-columns-repeated="2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1"/>
          <table:table-cell table:style-name="ce20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1"/>
          <table:table-cell table:style-name="ce22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1"/>
          <table:table-cell table:style-name="ce22"/>
          <table:table-cell table:style-name="ce20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1"/>
          <table:table-cell table:style-name="ce20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1"/>
          <table:table-cell table:style-name="ce20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 table:number-columns-repeated="2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 table:number-columns-repeated="2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2"/>
          <table:table-cell table:style-name="ce22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/>
          <table:table-cell table:style-name="ce29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13"/>
          <table:table-cell table:style-name="ce23"/>
          <table:table-cell table:style-name="ce28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23"/>
          <table:table-cell table:style-name="ce30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24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25"/>
          <table: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 table:number-columns-repeat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/>
          <table:table-cell table:style-name="ce16" table:number-columns-spanned="1" table:number-rows-spann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26"/>
          <table:covered-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4"/>
          <table:table-cell table:style-name="ce9"/>
          <table:table-cell table:style-name="ce16"/>
          <table:table-cell table:style-name="ce16" table:number-columns-spanned="1" table:number-rows-spanned="2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5"/>
          <table:table-cell table:style-name="ce9"/>
          <table:table-cell table:style-name="ce16"/>
          <table:covered-table-cell table:style-name="ce16"/>
          <table:table-cell table:style-name="ce4" table:number-columns-repeated="1010"/>
          <table:table-cell table:number-columns-repeated="10"/>
        </table:table-row>
        <table:table-row table:style-name="ro1">
          <table:covered-table-cell table:style-name="ce5"/>
          <table:table-cell table:style-name="ce9"/>
          <table:table-cell table:style-name="ce16"/>
          <table:table-cell table:style-name="ce9"/>
          <table:table-cell table:style-name="ce4" table:number-columns-repeated="1010"/>
          <table:table-cell table:number-columns-repeated="10"/>
        </table:table-row>
        <table:table-row table:style-name="ro1">
          <table:table-cell table:style-name="ce6"/>
          <table:table-cell table:style-name="ce9"/>
          <table:table-cell table:style-name="ce20" table:number-columns-repeated="2"/>
          <table:table-cell table:style-name="ce4" table:number-columns-repeated="1010"/>
          <table:table-cell table:number-columns-repeated="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8:42:04.5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5.2$Windows_x86 LibreOffice_project/7a864d8825610a8c07cfc3bc01dd4fce6a9447e5</meta:generator>
    <dc:date>2016-11-02T19:31:45.882000000</dc:date>
    <meta:editing-duration>P3DT50M56S</meta:editing-duration>
    <meta:editing-cycles>57</meta:editing-cycles>
    <meta:document-statistic meta:table-count="1" meta:cell-count="5" meta:object-count="5"/>
  </office:meta>
</office:document-meta>
</file>

<file path=Object 1/content.xml><?xml version="1.0" encoding="utf-8"?>
<math xmlns="http://www.w3.org/1998/Math/MathML" display="block">
  <semantics>
    <mstyle color="white">
      <mrow>
        <mo stretchy="false">∀</mo>
        <mrow>
          <mi>x</mi>
          <mo stretchy="false">∈</mo>
          <msub>
            <mi>S</mi>
            <mi>n</mi>
          </msub>
        </mrow>
      </mrow>
    </mstyle>
    <annotation encoding="StarMath 5.0">color white {forall x in S_{n}} </annotation>
  </semantics>
</math>
</file>

<file path=Object 3/content.xml><?xml version="1.0" encoding="utf-8"?>
<math xmlns="http://www.w3.org/1998/Math/MathML" display="block">
  <semantics>
    <mstyle color="white">
      <mrow>
        <mo stretchy="false">∃</mo>
        <mrow>
          <mo fence="true" stretchy="true">(</mo>
          <mrow>
            <mrow>
              <mrow>
                <munder>
                  <mo stretchy="false">∏</mo>
                  <mrow>
                    <mi>t</mi>
                    <mo stretchy="false">∈</mo>
                    <mi mathvariant="italic">trAspozisyM</mi>
                  </mrow>
                </munder>
                <mrow/>
              </mrow>
              <mi>,</mi>
              <mo stretchy="false">∘</mo>
            </mrow>
          </mrow>
          <mo fence="true" stretchy="true">)</mo>
        </mrow>
        <mrow>
          <mi>t</mi>
          <mo stretchy="false">=</mo>
          <mi>x</mi>
        </mrow>
      </mrow>
    </mstyle>
    <annotation encoding="StarMath 5.0">color white {exists left ( prod from{t in trAspozisyM} nospace {} ,circ right ) t =x } </annotation>
  </semantics>
</math>
</file>

<file path=Object 4/content.xml><?xml version="1.0" encoding="utf-8"?>
<math xmlns="http://www.w3.org/1998/Math/MathML" display="block">
  <semantics>
    <mstyle color="white">
      <mrow>
        <msup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i>r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row>
              <mo fence="true" stretchy="true">(</mo>
              <mrow>
                <mtable>
                  <mtr>
                    <mtd>
                      <mi>r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true">)</mo>
            </mrow>
            <msup>
              <mi>x</mi>
              <mrow>
                <mo fence="true" stretchy="false">(</mo>
                <mrow>
                  <mrow>
                    <mi>r</mi>
                    <mo stretchy="false">−</mo>
                    <mi>k</mi>
                  </mrow>
                </mrow>
                <mo fence="true" stretchy="false">)</mo>
              </mrow>
            </msup>
            <mi>·</mi>
            <msup>
              <mi>y</mi>
              <mi>k</mi>
            </msup>
          </mrow>
        </mrow>
      </mrow>
    </mstyle>
    <annotation encoding="StarMath 5.0">color white {(x+y)^r=sum from k=0 to infinity {left(matrix{r##k} right) x^(r-k)·y^k}} </annotation>
  </semantics>
</math>
</file>

<file path=Object 5/content.xml><?xml version="1.0" encoding="utf-8"?>
<math xmlns="http://www.w3.org/1998/Math/MathML" display="block">
  <semantics>
    <mstyle color="white">
      <mrow>
        <mi>∀</mi>
        <mi>r</mi>
        <mi>,</mi>
        <mi>x</mi>
        <mi>,</mi>
        <mi>y</mi>
        <mi>∈</mi>
        <mi>ℂ</mi>
        <mi>;</mi>
        <mrow>
          <mrow>
            <mo fence="true" stretchy="false">|</mo>
            <mrow>
              <mi>x</mi>
            </mrow>
            <mo fence="true" stretchy="false">|</mo>
          </mrow>
          <mo stretchy="false">&lt;</mo>
          <mrow>
            <mo fence="true" stretchy="false">|</mo>
            <mrow>
              <mi>y</mi>
            </mrow>
            <mo fence="true" stretchy="false">|</mo>
          </mrow>
        </mrow>
      </mrow>
    </mstyle>
    <annotation encoding="StarMath 5.0">color white {∀r,x,y∈ℂ;lline x rline&lt;lline y rline}</annotation>
  </semantics>
</math>
</file>

<file path=Object 6/content.xml><?xml version="1.0" encoding="utf-8"?>
<math xmlns="http://www.w3.org/1998/Math/MathML" display="block">
  <semantics>
    <mstyle color="white">
      <mrow>
        <msup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i>n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row>
              <mo fence="true" stretchy="true">(</mo>
              <mrow>
                <mtable>
                  <mtr>
                    <mtd>
                      <mi>n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true">)</mo>
            </mrow>
            <msup>
              <mi>x</mi>
              <mrow>
                <mo fence="true" stretchy="false">(</mo>
                <mrow>
                  <mrow>
                    <mi>n</mi>
                    <mo stretchy="false">−</mo>
                    <mi>k</mi>
                  </mrow>
                </mrow>
                <mo fence="true" stretchy="false">)</mo>
              </mrow>
            </msup>
            <mi>·</mi>
            <msup>
              <mi>y</mi>
              <mi>k</mi>
            </msup>
          </mrow>
        </mrow>
      </mrow>
    </mstyle>
    <annotation encoding="StarMath 5.0">color white {(x+y)^n=sum from k=0 to n {left(matrix{n##k} right) x^(n-k)·y^k}} </annotation>
  </semantics>
</math>
</file>